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efective, Perfect, and Superperfect Numbers</text:h>
      <text:p text:style-name="Text_20_body"><text:span text:style-name="T1">Definitions:</text:span> For a positive integer <text:span text:style-name="T2">n</text:span>: </text:p>
      <text:list xml:id="list1954848982" text:style-name="L1">
        <text:list-item>
          <text:p text:style-name="P5">A number <text:span text:style-name="T2">k</text:span> is a <text:span text:style-name="T2">factor</text:span> of <text:span text:style-name="T2">n</text:span> if <text:span text:style-name="T2">k</text:span> divides <text:span text:style-name="T2">n</text:span> with no remainder. For example, integers 1, 2, 3, 4, 6, and 12 are factors of 12, but 5, 7, 8, 9, 10, and 11 are not factors of 12. </text:p>
        </text:list-item>
        <text:list-item>
          <text:p text:style-name="P5">The numbers 1 and <text:span text:style-name="T2">n</text:span> are called <text:span text:style-name="T2">trivial factors</text:span> of <text:span text:style-name="T2">n</text:span>; 1 divides every positive integer, and every positive integer divides itself. </text:p>
        </text:list-item>
        <text:list-item>
          <text:p text:style-name="P5">A number <text:span text:style-name="T2">k</text:span> is a <text:span text:style-name="T2">non-trivial factor</text:span> of <text:span text:style-name="T2">n</text:span> if <text:span text:style-name="T2">k</text:span> is a factor of <text:span text:style-name="T2">n</text:span> other than 1 or <text:span text:style-name="T2">n</text:span>. </text:p>
        </text:list-item>
        <text:list-item>
          <text:p text:style-name="P1">A number <text:span text:style-name="T2">k</text:span> is a <text:span text:style-name="T2">proper factor</text:span> of <text:span text:style-name="T2">n</text:span> if <text:span text:style-name="T2">k</text:span> is a factor of <text:span text:style-name="T2">n</text:span> other than <text:span text:style-name="T2">n</text:span>. </text:p>
        </text:list-item>
        <text:list-item>
          <text:p text:style-name="P5">The number 1 is called a <text:span text:style-name="T2">unit</text:span>. </text:p>
        </text:list-item>
        <text:list-item>
          <text:p text:style-name="P5">A number <text:span text:style-name="T2">n</text:span> is called <text:span text:style-name="T2">prime</text:span> if it not a unit and if its only factors are trivial. </text:p>
        </text:list-item>
        <text:list-item>
          <text:p text:style-name="P5">A number <text:span text:style-name="T2">n</text:span> is called <text:span text:style-name="T2">defective</text:span> if it is neither a unit nor a prime and if the sum of its proper divisors is smaller than <text:span text:style-name="T2">n</text:span>. For example, 8 is defective, because its proper divisors are 1, 2, and 4, and the sum 1+2+4 = 7 which is less than 8. </text:p>
        </text:list-item>
        <text:list-item>
          <text:p text:style-name="P5">A number <text:span text:style-name="T2">n</text:span> is called <text:span text:style-name="T2">perfect</text:span> if the sum of its proper divisors is exactly <text:span text:style-name="T2">n</text:span>. For example, 6 is perfect, because its proper divisors are 1, 2, and 3, and the sum 1+2+3 is the number 6. </text:p>
        </text:list-item>
        <text:list-item>
          <text:p text:style-name="P1">A number <text:span text:style-name="T2">n</text:span> is called <text:span text:style-name="T2">super perfect</text:span> if the sum of its proper divisors is greater than <text:span text:style-name="T2">n</text:span>. For example, 12 is super perfect, because the sum of its proper divisors is 1+2+3+4+6 = 16 which is greater than 12. </text:p>
        </text:list-item>
      </text:list>
      <text:p text:style-name="Text_20_body">Write a program that reads a number <text:span text:style-name="T2">max</text:span> and prints, for each integer between 1 and <text:span text:style-name="T2">max</text:span>, </text:p>
      <text:list xml:id="list772005391" text:style-name="L2">
        <text:list-item>
          <text:p text:style-name="P6">followed by its non-trivial factors, </text:p>
        </text:list-item>
        <text:list-item>
          <text:p text:style-name="P6">the sum of its proper factors, and </text:p>
        </text:list-item>
        <text:list-item>
          <text:p text:style-name="P2">its classification. </text:p>
        </text:list-item>
      </text:list>
      <text:p text:style-name="Text_20_body">The results should be printed in a table with the following format (shown when <text:span text:style-name="T2">max</text:span> is 12). </text:p>
      <text:p text:style-name="Preformatted_20_Text"><text:s text:c="4"/>The classification of numbers</text:p>
      <text:p text:style-name="Preformatted_20_Text"/>
      <text:p text:style-name="Preformatted_20_Text"><text:s text:c="4"/>n : non-trivial factors : sum of proper factors : classification</text:p>
      <text:p text:style-name="Preformatted_20_Text"><text:s text:c="4"/>1 : : 0 : unit</text:p>
      <text:p text:style-name="Preformatted_20_Text"><text:s text:c="4"/>2 : : 1 : prime</text:p>
      <text:p text:style-name="Preformatted_20_Text"><text:s text:c="4"/>3 : : 1 : prime</text:p>
      <text:p text:style-name="Preformatted_20_Text"><text:s text:c="4"/>4 : 2 : 3 : defective</text:p>
      <text:p text:style-name="Preformatted_20_Text"><text:s text:c="4"/>5 : : 1 : prime</text:p>
      <text:p text:style-name="Preformatted_20_Text"><text:s text:c="4"/>6 : 1, 2, 3 : 6 : perfect</text:p>
      <text:p text:style-name="Preformatted_20_Text"><text:s text:c="4"/>7 : : 1 : prime</text:p>
      <text:p text:style-name="Preformatted_20_Text"><text:s text:c="4"/>8 : 2, 4 : 7 : defective</text:p>
      <text:p text:style-name="Preformatted_20_Text"><text:s text:c="4"/>9 : 3 : 4 : defective</text:p>
      <text:p text:style-name="Preformatted_20_Text"><text:s text:c="3"/>10 : 2, 5 : 8 : defective</text:p>
      <text:p text:style-name="Preformatted_20_Text"><text:s text:c="3"/>11 : : 1 : prime</text:p>
      <text:p text:style-name="P8"><text:s text:c="3"/>12 : 2, 3, 4, 6 : 16 : super perfect</text:p>
      <text:p text:style-name="Text_20_body"><text:span text:style-name="T2">Programming Notes:</text:span> </text:p>
      <text:list xml:id="list1787226733" text:style-name="L3">
        <text:list-item>
          <text:p text:style-name="P7">Use C's remainder operator (<text:span text:style-name="Teletype">%</text:span>) to check remainders; integer division (<text:span text:style-name="Teletype">/</text:span>) should not be used without the instructor's explicit approval. </text:p>
        </text:list-item>
        <text:list-item>
          <text:p text:style-name="P7">Arrays should not be used in this problem. </text:p>
        </text:list-item>
        <text:list-item>
          <text:p text:style-name="P3">The program should be reasonably efficient. For example, a single set of nested loops (one outer loop and one inner loop) or a loop and a single recursive fucntion should be adequate for this <text:soft-page-break/>problem. </text:p>
        </text:list-item>
      </text:list>
      <text:p text:style-name="Text_20_body"><text:span text:style-name="T2">Bonus Option:</text:span> Bonus points are possible with this problem if the table is formatted with the listing of non-trivial factors at the end: </text:p>
      <text:p text:style-name="Preformatted_20_Text"><text:s text:c="4"/>The classification of numbers</text:p>
      <text:p text:style-name="Preformatted_20_Text"><text:s text:c="25"/>sum of proper</text:p>
      <text:p text:style-name="Preformatted_20_Text"><text:s text:c="4"/>n : classification : <text:s/>factors <text:s text:c="5"/>: <text:s/>non-trivial factors</text:p>
      <text:p text:style-name="Preformatted_20_Text"><text:s text:c="4"/>1 : unit <text:s text:c="10"/>: <text:s text:c="5"/>0 <text:s text:c="7"/>:</text:p>
      <text:p text:style-name="Preformatted_20_Text"><text:s text:c="4"/>2 : prime <text:s text:c="9"/>: <text:s text:c="5"/>1 <text:s text:c="7"/>:</text:p>
      <text:p text:style-name="Preformatted_20_Text"><text:s text:c="4"/>3 : prime <text:s text:c="9"/>: <text:s text:c="5"/>1 <text:s text:c="7"/>:</text:p>
      <text:p text:style-name="Preformatted_20_Text"><text:s text:c="4"/>4 : defective <text:s text:c="5"/>: <text:s text:c="5"/>3 <text:s text:c="7"/>: 2 </text:p>
      <text:p text:style-name="Preformatted_20_Text"><text:s text:c="4"/>5 : prime <text:s text:c="9"/>: <text:s text:c="5"/>1 <text:s text:c="7"/>:</text:p>
      <text:p text:style-name="Preformatted_20_Text"><text:s text:c="4"/>6 : perfect <text:s text:c="7"/>: <text:s text:c="5"/>6 <text:s text:c="7"/>: 1, 2, 3 </text:p>
      <text:p text:style-name="Preformatted_20_Text"><text:s text:c="4"/>7 : prime <text:s text:c="9"/>: <text:s text:c="5"/>1 <text:s text:c="7"/>:</text:p>
      <text:p text:style-name="Preformatted_20_Text"><text:s text:c="4"/>8 : defective <text:s text:c="5"/>: <text:s text:c="5"/>7 <text:s text:c="7"/>: 2, 4</text:p>
      <text:p text:style-name="Preformatted_20_Text"><text:s text:c="4"/>9 : defective <text:s text:c="5"/>: <text:s text:c="5"/>4 <text:s text:c="7"/>: 3</text:p>
      <text:p text:style-name="Preformatted_20_Text"><text:s text:c="3"/>10 : defective <text:s text:c="5"/>: <text:s text:c="5"/>8 <text:s text:c="7"/>: 2, 5 </text:p>
      <text:p text:style-name="Preformatted_20_Text"><text:s text:c="3"/>11 : prime <text:s text:c="9"/>: <text:s text:c="5"/>1 <text:s text:c="7"/>:</text:p>
      <text:p text:style-name="P8"><text:s text:c="3"/>12 : super perfect <text:s/>: <text:s text:c="4"/>16 <text:s text:c="7"/>: 2, 3, 4, 6 </text:p>
      <text:p text:style-name="Text_20_body"><text:span text:style-name="T2">Programming Hint:</text:span> </text:p>
      <text:list xml:id="list1903292013" text:style-name="L4">
        <text:list-item>
          <text:p text:style-name="P4">In addition to the earlier notes for this problem, one might consider a recursive fucntion for printing part of a row in the table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Bitstream Vera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n Jervis</meta:initial-creator>
    <meta:creation-date>2014-10-27T23:19:19</meta:creation-date>
    <dc:date>2014-10-27T23:19:49</dc:date>
    <dc:creator>Renn Jervis</dc:creator>
    <meta:editing-duration>P0D</meta:editing-duration>
    <meta:editing-cycles>1</meta:editing-cycles>
    <meta:document-statistic meta:table-count="0" meta:image-count="0" meta:object-count="0" meta:page-count="2" meta:paragraph-count="52" meta:word-count="650" meta:character-count="3292" meta:non-whitespace-character-count="2320"/>
    <meta:generator>LibreOffice/3.5$Linux_X86_64 LibreOffice_project/350m1$Build-2</meta:generator>
  </office:meta>
</office:document-meta>
</file>